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1" style:family="table">
      <style:table-properties style:width="17.679cm" table:align="center" style:writing-mode="lr-tb"/>
    </style:style>
    <style:style style:name="Tableau11.A" style:family="table-column">
      <style:table-column-properties style:column-width="10.7cm"/>
    </style:style>
    <style:style style:name="Tableau11.B" style:family="table-column">
      <style:table-column-properties style:column-width="6.98cm"/>
    </style:style>
    <style:style style:name="Tableau11.1" style:family="table-row">
      <style:table-row-properties style:min-row-height="1.401cm" fo:keep-together="always"/>
    </style:style>
    <style:style style:name="Tableau1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1.2" style:family="table-row">
      <style:table-row-properties style:min-row-height="0.945cm" fo:keep-together="always"/>
    </style:style>
    <style:style style:name="Tableau1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B4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11.6" style:family="table-row">
      <style:table-row-properties style:min-row-height="1.09cm" fo:keep-together="always"/>
    </style:style>
    <style:style style:name="Tableau11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1.B6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11.7" style:family="table-row">
      <style:table-row-properties style:min-row-height="0.873cm" fo:keep-together="always"/>
    </style:style>
    <style:style style:name="Tableau11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11.12" style:family="table-row">
      <style:table-row-properties style:min-row-height="0.73cm" fo:keep-together="always"/>
    </style:style>
    <style:style style:name="Tableau11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0pt" style:font-size-asian="10pt" style:font-name-complex="Arial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justify" style:justify-single-word="false" style:snap-to-layout-grid="false"/>
      <style:text-properties fo:language="en" fo:country="GB"/>
    </style:style>
    <style:style style:name="P11" style:family="paragraph" style:parent-style-name="Standard">
      <style:paragraph-properties fo:text-align="justify" style:justify-single-word="false" style:snap-to-layout-grid="false"/>
    </style:style>
    <style:style style:name="P12" style:family="paragraph" style:parent-style-name="Standard">
      <style:paragraph-properties fo:margin-top="0cm" fo:margin-bottom="0.423cm" fo:text-align="justify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13" style:family="paragraph" style:parent-style-name="Standard">
      <style:paragraph-properties fo:margin-top="0cm" fo:margin-bottom="0.423cm" fo:text-align="justify" style:justify-single-word="false" fo:break-before="page"/>
      <style:text-properties style:font-name="Arial" fo:font-size="13pt" fo:font-weight="bold" style:font-size-asian="13pt" style:font-weight-asian="bold" style:font-name-complex="Arial" style:font-size-complex="13pt"/>
    </style:style>
    <style:style style:name="P1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5" style:family="paragraph" style:parent-style-name="Footnote">
      <style:paragraph-properties fo:text-align="justify" style:justify-single-word="false"/>
    </style:style>
    <style:style style:name="P16" style:family="paragraph" style:parent-style-name="Standard">
      <style:paragraph-properties fo:margin-top="0.212cm" fo:margin-bottom="0.212cm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" style:list-style-name="L1">
      <style:paragraph-properties style:snap-to-layout-grid="false"/>
      <style:text-properties style:font-name="Arial" fo:font-size="10pt" style:font-size-asian="10pt" style:font-name-complex="Arial"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ff0000" style:font-name="Arial" fo:font-size="10pt" fo:font-weight="bold" style:font-size-asian="10pt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fo:color="#ff0000" style:font-name="Arial" fo:font-size="10pt" fo:font-weight="normal" style:font-size-asian="10pt" style:font-weight-asian="normal" style:font-name-complex="Arial" style:font-weight-complex="normal"/>
    </style:style>
    <style:style style:name="P22" style:family="paragraph" style:parent-style-name="Standard">
      <style:paragraph-properties style:snap-to-layout-grid="false"/>
      <style:text-properties fo:color="#ff0000" style:font-name="Arial" fo:font-size="10pt" style:font-size-asian="10pt" style:font-name-complex="Arial" style:font-weight-complex="bold"/>
    </style:style>
    <style:style style:name="P23" style:family="paragraph" style:parent-style-name="Standard" style:list-style-name="L1">
      <style:paragraph-properties style:snap-to-layout-grid="false"/>
      <style:text-properties fo:color="#ff0000" style:font-name="Arial" fo:font-size="10pt" style:font-size-asian="10pt" style:font-name-complex="Arial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ff0000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3" style:family="text">
      <style:text-properties style:font-name="Arial" fo:font-size="10pt" fo:font-weight="bold" style:font-size-asian="10pt" style:font-weight-asian="bold" style:font-name-complex="Arial"/>
    </style:style>
    <style:style style:name="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5" style:family="text">
      <style:text-properties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ff0000"/>
    </style:style>
    <style:style style:name="T8" style:family="text">
      <style:text-properties fo:color="#ff0000" style:font-name="Arial" fo:font-size="10pt" fo:font-weight="bold" style:font-size-asian="10pt" style:font-weight-asian="bold" style:font-name-complex="Arial"/>
    </style:style>
    <style:style style:name="T9" style:family="text">
      <style:text-properties fo:font-style="italic" fo:font-weight="bold" style:font-style-asian="italic" style:font-weight-asian="bold" style:font-size-complex="11pt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II.2 : document de préparation de l’épreuve E4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1">BTS Services informatiques aux organisations</text:p>
            <text:p text:style-name="P1">Session 20..</text:p>
          </table:table-cell>
          <table:covered-table-cell/>
        </table:table-row>
        <table:table-row table:style-name="Tableau11.2">
          <table:table-cell table:style-name="Tableau11.A2" table:number-columns-spanned="2" office:value-type="string">
            <text:p text:style-name="P1">E4 – Conception et maintenance de solutions informatiques </text:p>
            <text:p text:style-name="P3">Coefficient 4</text:p>
          </table:table-cell>
          <table:covered-table-cell/>
        </table:table-row>
        <table:table-row table:style-name="Tableau11.2">
          <table:table-cell table:style-name="Tableau11.A2" table:number-columns-spanned="2" office:value-type="string">
            <text:p text:style-name="P14">EXPRESSION DES BESOINS</text:p>
          </table:table-cell>
          <table:covered-table-cell/>
        </table:table-row>
        <table:table-row table:style-name="Tableau11.2">
          <table:table-cell table:style-name="Tableau11.A4" office:value-type="string">
            <text:p text:style-name="P16">Épreuve ponctuelle <text:s text:c="3"/><text:bookmark text:name="Unknown"/></text:p>
          </table:table-cell>
          <table:table-cell table:style-name="Tableau11.B4" office:value-type="string">
            <text:p text:style-name="P16">Contrôle en cours de formation <text:s text:c="2"/><text:bookmark text:name="Unknown1"/></text:p>
          </table:table-cell>
        </table:table-row>
        <table:table-row table:style-name="Tableau11.2">
          <table:table-cell table:style-name="Tableau11.A4" office:value-type="string">
            <text:p text:style-name="P16">PARCOURS SISR <text:s text:c="4"/><text:bookmark text:name="Unknown2"/></text:p>
          </table:table-cell>
          <table:table-cell table:style-name="Tableau11.B4" office:value-type="string">
            <text:p text:style-name="P16">PARCOURS <text:span text:style-name="T7">SLAM</text:span> <text:s text:c="4"/><text:bookmark text:name="Unknown3"/></text:p>
          </table:table-cell>
        </table:table-row>
        <table:table-row table:style-name="Tableau11.6">
          <table:table-cell table:style-name="Tableau11.A6" office:value-type="string">
            <text:p text:style-name="P9"><text:span text:style-name="T3">NOM et prénom du candidat</text:span><text:span text:style-name="Footnote_20_Symbol"><text:span text:style-name="T3"><text:note text:id="ftn1" text:note-class="footnote"><text:note-citation>1</text:note-citation><text:note-body><text:p text:style-name="Footnote"><text:s/>En CCF, de l’étudiant.</text:p></text:note-body></text:note></text:span></text:span><text:span text:style-name="T3"> : </text:span><text:span text:style-name="T8">Dupont Pierre</text:span></text:p>
          </table:table-cell>
          <table:table-cell table:style-name="Tableau11.B6" office:value-type="string">
            <text:p text:style-name="P9"><text:span text:style-name="T4">N° JURY </text:span><text:span text:style-name="Footnote_20_Symbol"><text:span text:style-name="T4"><text:note text:id="ftn2" text:note-class="footnote"><text:note-citation>2</text:note-citation><text:note-body><text:p text:style-name="P15"><text:s/>À renseigner en cas d’épreuve ponctuelle. Pour l’épreuve en CCF, indiquer le nom des professeurs de la commission.</text:p></text:note-body></text:note></text:span></text:span><text:span text:style-name="T4">:</text:span></text:p>
          </table:table-cell>
        </table:table-row>
        <table:table-row table:style-name="Tableau11.7">
          <table:table-cell table:style-name="Tableau11.A7" office:value-type="string">
            <text:p text:style-name="P10"><text:span text:style-name="T3">N° candidat</text:span><text:span text:style-name="Footnote_20_Symbol"><text:span text:style-name="T3"><text:note text:id="ftn3" text:note-class="footnote"><text:note-citation>3</text:note-citation><text:note-body><text:p text:style-name="Footnote"><text:s/>À renseigner en cas d’épreuve ponctuelle.</text:p></text:note-body></text:note></text:span></text:span><text:span text:style-name="T3"> : </text:span><text:span text:style-name="T8">XXXXX</text:span></text:p>
          </table:table-cell>
          <table:table-cell table:style-name="Tableau11.B7" office:value-type="string">
            <text:p text:style-name="P4">Date :</text:p>
          </table:table-cell>
        </table:table-row>
        <table:table-row table:style-name="Tableau11.7">
          <table:table-cell table:style-name="Tableau11.A1" table:number-columns-spanned="2" office:value-type="string">
            <text:p text:style-name="P4">Contexte de la situation professionnelle retenue</text:p>
            <text:p text:style-name="P4"/>
            <text:p text:style-name="P20">GSB</text:p>
          </table:table-cell>
          <table:covered-table-cell/>
        </table:table-row>
        <table:table-row table:style-name="Tableau11.7">
          <table:table-cell table:style-name="Tableau11.A1" table:number-columns-spanned="2" office:value-type="string">
            <text:p text:style-name="P4">Intitulé de la situation professionnelle retenue</text:p>
            <text:p text:style-name="P4"/>
            <text:p text:style-name="P21">Application suivi des visites des commerciaux (C#)</text:p>
            <text:p text:style-name="P7"/>
          </table:table-cell>
          <table:covered-table-cell/>
        </table:table-row>
        <table:table-row table:style-name="Tableau11.7">
          <table:table-cell table:style-name="Tableau11.A1" table:number-columns-spanned="2" office:value-type="string">
            <text:p text:style-name="P8">Modifications à opérer</text:p>
            <text:p text:style-name="P22">Suite aux retours des commerciaux sur l'utilisation du logiciel, vous devez produire des améliorations :</text:p>
            <text:list xml:id="list20191547731" text:style-name="L1">
              <text:list-item>
                <text:p text:style-name="P23">Le commercial devra pouvoir ajouter des commentaires du praticien sur le produit présenté.</text:p>
              </text:list-item>
              <text:list-item>
                <text:p text:style-name="P23">Récupération de la table visite en local (utilisation de dictionnaire).</text:p>
              </text:list-item>
              <text:list-item>
                <text:p text:style-name="P23">Travail complémentaire : afin de sécuriser les données, le mot de passe des utilisateurs doit être crypté.</text:p>
                <text:p text:style-name="P17"/>
              </text:list-item>
            </text:list>
            <text:p text:style-name="P19"><text:span text:style-name="T9">Liste des documents fournis</text:span></text:p>
            <text:p text:style-name="P22">Document d'expression des besoins.</text:p>
          </table:table-cell>
          <table:covered-table-cell/>
        </table:table-row>
        <table:table-row table:style-name="Tableau11.7">
          <table:table-cell table:style-name="Tableau11.A1" table:number-columns-spanned="2" office:value-type="string">
            <text:p text:style-name="P8">Production attendue</text:p>
            <text:p text:style-name="P5"/>
            <text:p text:style-name="P22">Nouvelle application opérationnelle</text:p>
            <text:p text:style-name="P22">Rapport de test</text:p>
            <text:p text:style-name="P22">Avenant au dossier technique</text:p>
            <text:p text:style-name="P2"/>
          </table:table-cell>
          <table:covered-table-cell/>
        </table:table-row>
        <table:table-row table:style-name="Tableau11.12">
          <table:table-cell table:style-name="Tableau11.A12" table:number-columns-spanned="2" office:value-type="string">
            <text:p text:style-name="P8">Nature de la documentation professionnelle à présenter en appui de la solution</text:p>
          </table:table-cell>
          <table:covered-table-cell/>
        </table:table-row>
        <table:table-row table:style-name="Tableau11.7">
          <table:table-cell table:style-name="Tableau11.A7" office:value-type="string">
            <text:p text:style-name="P11"><text:span text:style-name="T2"><text:s text:c="2"/></text:span><text:bookmark text:name="Unknown4"/><text:span text:style-name="T1"><text:s text:c="5"/>Rapport de test</text:span></text:p>
            <text:p text:style-name="P24"><text:span text:style-name="T2"><text:s text:c="2"/></text:span><text:bookmark text:name="Unknown5"/><text:span text:style-name="T1"><text:s/>X Documentation technique</text:span></text:p>
            <text:p text:style-name="P11"><text:span text:style-name="T2"><text:s text:c="2"/></text:span><text:bookmark text:name="Unknown6"/><text:span text:style-name="T1"><text:s text:c="5"/>Rapport d’incident</text:span></text:p>
            <text:p text:style-name="P18"><text:s text:c="7"/>Documentation utilisateur </text:p>
          </table:table-cell>
          <table:table-cell table:style-name="Tableau11.B4" office:value-type="string">
            <text:p text:style-name="P11"><field:fieldmark text:name="__Fieldmark__2624_278468499" field:type="vnd.oasis.opendocument.field.FORMCHECKBOX"><field:param field:name="Checkbox_HelpText" field:value=""/><field:param field:name="Checkbox_Name" field:value=""/></field:fieldmark><text:span text:style-name="T1"><text:s/>Autre : </text:span></text:p>
          </table:table-cell>
        </table:table-row>
        <table:table-row table:style-name="Tableau11.7">
          <table:table-cell table:style-name="Tableau11.A1" table:number-columns-spanned="2" office:value-type="string">
            <text:p text:style-name="P6"><text:span text:style-name="T5">Au cours de l’épreuve, le candidat est autorisé à utiliser tous les moyens de communication disponibles dans le centre d’examen </text:span><text:span text:style-name="T6">à l’exception de tout service de communication ou d’échanges synchrones ou asynchrones avec des tiers</text:span><text:span text:style-name="T5">. L’ensemble des connexions qu’il réalise peuvent faire l’objet d’un contrôle par la commission d’interrogation.</text:span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5:55:16</meta:creation-date>
    <dc:date>2012-12-09T20:33:48</dc:date>
    <meta:editing-duration>PT50M10S</meta:editing-duration>
    <meta:editing-cycles>10</meta:editing-cycles>
    <meta:generator>LibreOffice/3.5$MacOSX_x86 LibreOffice_project/165a79a-7059095-e13bb37-fef39a4-9503d18</meta:generator>
    <dc:creator>Gaëlle Castel</dc:creator>
    <meta:document-statistic meta:table-count="1" meta:image-count="0" meta:object-count="0" meta:page-count="1" meta:paragraph-count="39" meta:word-count="262" meta:character-count="1785" meta:non-whitespace-character-count="1521"/>
  </office:meta>
</office:document-meta>
</file>